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B0000096B521353ED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M Roman 12" svg:font-family="'LM Roman 12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M Roman 12" fo:font-size="10pt" officeooo:rsid="0000e681" officeooo:paragraph-rsid="0000e681" style:font-size-asian="10pt" style:font-size-complex="10pt"/>
    </style:style>
    <style:style style:name="P2" style:family="paragraph" style:parent-style-name="Caption">
      <style:paragraph-properties fo:text-align="center" style:justify-single-word="false"/>
      <style:text-properties style:font-name="LM Roman 12" fo:font-style="normal" style:font-style-asian="normal" style:font-style-complex="normal"/>
    </style:style>
    <style:style style:name="P3" style:family="paragraph" style:parent-style-name="Standard">
      <style:text-properties fo:font-style="normal" officeooo:rsid="0000e681" officeooo:paragraph-rsid="0000e681" style:font-style-asian="normal" style:font-style-complex="normal"/>
    </style:style>
    <style:style style:name="T1" style:family="text">
      <style:text-properties fo:font-style="italic" officeooo:rsid="000411b1" style:font-style-asian="italic" style:font-style-complex="italic"/>
    </style:style>
    <style:style style:name="T2" style:family="text">
      <style:text-properties fo:font-style="italic" officeooo:rsid="00057bdc" style:font-style-asian="italic" style:font-style-complex="italic"/>
    </style:style>
    <style:style style:name="T3" style:family="text">
      <style:text-properties officeooo:rsid="000411b1"/>
    </style:style>
    <style:style style:name="T4" style:family="text">
      <style:text-properties officeooo:rsid="00057bd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Quadro1" text:anchor-type="paragraph" svg:width="18.593cm" draw:z-index="0"><draw:text-box fo:min-height="31.089cm"><text:p text:style-name="P2"><draw:frame draw:style-name="fr2" draw:name="figuras1" text:anchor-type="paragraph" svg:width="18.205cm" svg:height="36.244cm" draw:z-index="1"><draw:image xlink:href="Pictures/10000000000004BB0000096B521353ED.png" xlink:type="simple" xlink:show="embed" xlink:actuate="onLoad"/></draw:frame>Figura <text:span text:style-name="T4">28</text:span> – Diagrama <text:span text:style-name="T4">dos </text:span><text:span text:style-name="T2">Models</text:span><text:span text:style-name="T4"> e classes relacionadas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M Roman 12" svg:font-family="'LM Roman 12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349cm" style:type="center"/>
          <style:tab-stop style:position="24.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M Roman 12" fo:font-size="10pt" officeooo:rsid="0000e681" officeooo:paragraph-rsid="0000e681" style:font-size-asian="10pt" style:font-size-complex="10pt"/>
    </style:style>
    <style:style style:name="MT1" style:family="text">
      <style:text-properties fo:font-style="italic" officeooo:rsid="000411b1" style:font-style-asian="italic" style:font-style-complex="italic"/>
    </style:style>
    <style:style style:name="MT2" style:family="text">
      <style:text-properties officeooo:rsid="000411b1"/>
    </style:style>
    <style:style style:name="MT3" style:family="text">
      <style:text-properties officeooo:rsid="00057bdc"/>
    </style:style>
    <style:page-layout style:name="Mpm1">
      <style:page-layout-properties fo:page-width="29.7cm" fo:page-height="42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51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5.4. Análise do desenvolvimento do sistema</text:span><text:span text:style-name="MT2"><text:tab/><text:tab/></text:span>1<text:span text:style-name="MT3">0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23:19:34.033174699</meta:creation-date>
    <dc:date>2016-03-10T00:00:19.340776933</dc:date>
    <meta:editing-duration>PT2M33S</meta:editing-duration>
    <meta:editing-cycles>4</meta:editing-cycles>
    <meta:generator>LibreOffice/4.1.3.2$Linux_X86_64 LibreOffice_project/410m0$Build-2</meta:generator>
    <meta:document-statistic meta:table-count="0" meta:image-count="1" meta:object-count="0" meta:page-count="1" meta:paragraph-count="2" meta:word-count="15" meta:character-count="101" meta:non-whitespace-character-count="86"/>
  </office:meta>
</office:document-meta>
</file>